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background-color="#eeeeee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background-color="#eeeeee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background-color="#eeeeee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59cm" table:align="margins"/>
    </style:style>
    <style:style style:name="Tabela4.A" style:family="table-column">
      <style:table-column-properties style:column-width="17.59cm" style:rel-column-width="65535*"/>
    </style:style>
    <style:style style:name="Tabela4.A1" style:family="table-cell">
      <style:table-cell-properties fo:background-color="#eeeeee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59cm" table:align="margins"/>
    </style:style>
    <style:style style:name="Tabela5.A" style:family="table-column">
      <style:table-column-properties style:column-width="17.59cm" style:rel-column-width="65535*"/>
    </style:style>
    <style:style style:name="Tabela5.A1" style:family="table-cell">
      <style:table-cell-properties fo:background-color="#eeeeee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59cm" table:align="margins"/>
    </style:style>
    <style:style style:name="Tabela6.A" style:family="table-column">
      <style:table-column-properties style:column-width="17.59cm" style:rel-column-width="65535*"/>
    </style:style>
    <style:style style:name="Tabela6.A1" style:family="table-cell">
      <style:table-cell-properties fo:background-color="#eeeeee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fo:language="pt" fo:country="BR" fo:font-weight="bold" officeooo:rsid="0006044d" officeooo:paragraph-rsid="0006044d" style:font-weight-asian="bold" style:font-weight-complex="bold"/>
    </style:style>
    <style:style style:name="P2" style:family="paragraph" style:parent-style-name="Standard">
      <style:paragraph-properties fo:line-height="150%"/>
      <style:text-properties fo:language="pt" fo:country="BR" fo:font-weight="bold" officeooo:rsid="0009f4e7" officeooo:paragraph-rsid="0009f4e7" style:font-weight-asian="bold" style:font-weight-complex="bold"/>
    </style:style>
    <style:style style:name="P3" style:family="paragraph" style:parent-style-name="Standard">
      <style:paragraph-properties fo:line-height="150%"/>
      <style:text-properties fo:language="pt" fo:country="BR" officeooo:rsid="0006044d" officeooo:paragraph-rsid="0006044d"/>
    </style:style>
    <style:style style:name="P4" style:family="paragraph" style:parent-style-name="Standard">
      <style:paragraph-properties fo:line-height="150%"/>
      <style:text-properties fo:language="pt" fo:country="BR" officeooo:rsid="0006044d" officeooo:paragraph-rsid="000971f3"/>
    </style:style>
    <style:style style:name="P5" style:family="paragraph" style:parent-style-name="Table_20_Contents">
      <style:paragraph-properties fo:text-align="justify" style:justify-single-word="false"/>
      <style:text-properties fo:language="pt" fo:country="BR" fo:font-weight="bold" officeooo:rsid="0006044d" officeooo:paragraph-rsid="0006044d" style:font-weight-asian="bold" style:font-weight-complex="bold"/>
    </style:style>
    <style:style style:name="P6" style:family="paragraph" style:parent-style-name="Table_20_Contents">
      <style:text-properties fo:language="pt" fo:country="BR" fo:font-weight="bold" officeooo:rsid="0006044d" officeooo:paragraph-rsid="0006044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language="pt" fo:country="BR" fo:font-weight="bold" officeooo:rsid="00071ff2" officeooo:paragraph-rsid="00071ff2" style:font-weight-asian="bold" style:font-weight-complex="bold"/>
    </style:style>
    <style:style style:name="P8" style:family="paragraph" style:parent-style-name="Table_20_Contents">
      <style:text-properties fo:language="pt" fo:country="BR" fo:font-weight="bol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language="pt" fo:country="BR" fo:font-weight="bold" officeooo:rsid="0008ad51" officeooo:paragraph-rsid="0008ad51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language="pt" fo:country="BR" fo:font-weight="bold" officeooo:rsid="0008ad51" officeooo:paragraph-rsid="000971f3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language="pt" fo:country="BR" fo:font-weight="bold" officeooo:rsid="0009f4e7" officeooo:paragraph-rsid="0009f4e7" style:font-weight-asian="bold" style:font-weight-complex="bold"/>
    </style:style>
    <style:style style:name="P12" style:family="paragraph" style:parent-style-name="Table_20_Contents">
      <style:text-properties fo:language="pt" fo:country="BR" officeooo:rsid="001a5d68" officeooo:paragraph-rsid="001a5d68"/>
    </style:style>
    <style:style style:name="P13" style:family="paragraph" style:parent-style-name="Table_20_Contents">
      <style:text-properties fo:language="pt" fo:country="BR"/>
    </style:style>
    <style:style style:name="P14" style:family="paragraph" style:parent-style-name="Table_20_Contents">
      <style:text-properties fo:language="pt" fo:country="BR" officeooo:paragraph-rsid="0006044d"/>
    </style:style>
    <style:style style:name="P15" style:family="paragraph" style:parent-style-name="Table_20_Contents">
      <style:text-properties fo:language="pt" fo:country="BR" officeooo:paragraph-rsid="000971f3"/>
    </style:style>
    <style:style style:name="P16" style:family="paragraph" style:parent-style-name="Table_20_Contents">
      <style:text-properties fo:language="pt" fo:country="BR" fo:font-weight="normal" officeooo:rsid="001bf2c5" officeooo:paragraph-rsid="001bf2c5" style:font-weight-asian="normal" style:font-weight-complex="normal"/>
    </style:style>
    <style:style style:name="P17" style:family="paragraph" style:parent-style-name="Table_20_Contents">
      <style:text-properties fo:language="pt" fo:country="BR" fo:font-weight="normal" officeooo:rsid="001bf2c5" officeooo:paragraph-rsid="001d5647" style:font-weight-asian="normal" style:font-weight-complex="normal"/>
    </style:style>
    <style:style style:name="P18" style:family="paragraph" style:parent-style-name="Table_20_Contents">
      <style:text-properties fo:language="pt" fo:country="BR" fo:font-weight="normal" officeooo:rsid="001d5647" officeooo:paragraph-rsid="001d5647" style:font-weight-asian="normal" style:font-weight-complex="normal"/>
    </style:style>
    <style:style style:name="P19" style:family="paragraph" style:parent-style-name="Table_20_Contents">
      <style:text-properties fo:language="pt" fo:country="BR" officeooo:rsid="0020b08e" officeooo:paragraph-rsid="0020b08e"/>
    </style:style>
    <style:style style:name="P20" style:family="paragraph" style:parent-style-name="Table_20_Contents">
      <style:text-properties officeooo:paragraph-rsid="0020b2e4"/>
    </style:style>
    <style:style style:name="T1" style:family="text">
      <style:text-properties officeooo:rsid="0008238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1ff2" style:font-weight-asian="normal" style:font-weight-complex="normal"/>
    </style:style>
    <style:style style:name="T4" style:family="text">
      <style:text-properties fo:font-weight="normal" officeooo:rsid="00084414" style:font-weight-asian="normal" style:font-weight-complex="normal"/>
    </style:style>
    <style:style style:name="T5" style:family="text">
      <style:text-properties fo:font-weight="normal" officeooo:rsid="000a2e8c" style:font-weight-asian="normal" style:font-weight-complex="normal"/>
    </style:style>
    <style:style style:name="T6" style:family="text">
      <style:text-properties fo:font-weight="normal" officeooo:rsid="000e19bf" style:font-weight-asian="normal" style:font-weight-complex="normal"/>
    </style:style>
    <style:style style:name="T7" style:family="text">
      <style:text-properties fo:font-weight="normal" officeooo:rsid="00150b21" style:font-weight-asian="normal" style:font-weight-complex="normal"/>
    </style:style>
    <style:style style:name="T8" style:family="text">
      <style:text-properties officeooo:rsid="000971f3"/>
    </style:style>
    <style:style style:name="T9" style:family="text">
      <style:text-properties officeooo:rsid="000a2e8c"/>
    </style:style>
    <style:style style:name="T10" style:family="text">
      <style:text-properties officeooo:rsid="000e19bf"/>
    </style:style>
    <style:style style:name="T11" style:family="text">
      <style:text-properties officeooo:rsid="0012b118"/>
    </style:style>
    <style:style style:name="T12" style:family="text">
      <style:text-properties officeooo:rsid="0013dbc9"/>
    </style:style>
    <style:style style:name="T13" style:family="text">
      <style:text-properties officeooo:rsid="001599c2"/>
    </style:style>
    <style:style style:name="T14" style:family="text">
      <style:text-properties officeooo:rsid="00186d3d"/>
    </style:style>
    <style:style style:name="T15" style:family="text">
      <style:text-properties officeooo:rsid="001d5647"/>
    </style:style>
    <style:style style:name="T16" style:family="text">
      <style:text-properties officeooo:rsid="001e809c"/>
    </style:style>
    <style:style style:name="T17" style:family="text">
      <style:text-properties officeooo:rsid="0020b08e"/>
    </style:style>
    <style:style style:name="T18" style:family="text">
      <style:text-properties officeooo:rsid="0020b2e4"/>
    </style:style>
    <style:style style:name="T19" style:family="text">
      <style:text-properties fo:language="pt" fo:country="BR" officeooo:rsid="0020b2e4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0<text:span text:style-name="T11">2</text:span> – Determinação d<text:span text:style-name="T11">e Parâmetros Reológicos </text:span></text:p>
      <text:p text:style-name="P2"><text:span text:style-name="T13">E</text:span>quipe: <text:span text:style-name="T14">Luiz Augusto Dembicki Fernandes GRR20202416</text:span></text:p>
      <text:p text:style-name="P2"/>
      <table:table table:name="Tabela1" table:style-name="Tabela1">
        <table:table-column table:style-name="Tabela1.A"/>
        <table:table-row table:style-name="TableLine2135057149552">
          <table:table-cell table:style-name="Tabela1.A1" office:value-type="string">
            <text:p text:style-name="P5">01) <text:span text:style-name="T10">Defina brevemente os principais motivos que levam um fluido a ter comportamento não-newtoniano </text:span><text:span text:style-name="T6">(max </text:span><text:span text:style-name="T7">10</text:span><text:span text:style-name="T6">00 caracteres)</text:span></text:p>
          </table:table-cell>
        </table:table-row>
        <table:table-row table:style-name="TableLine2135057128528">
          <table:table-cell table:style-name="Tabela1.A2" office:value-type="string">
            <text:p text:style-name="P12">Interações intermoleculares, interações interarticulares e microestrutura(arranjo espacial de componentes). 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3"/>
      <table:table table:name="Tabela2" table:style-name="Tabela2">
        <table:table-column table:style-name="Tabela2.A"/>
        <table:table-row table:style-name="TableLine2135057136304">
          <table:table-cell table:style-name="Tabela2.A1" office:value-type="string">
            <text:p text:style-name="P6">02) Descreva os objetivos do experimento <text:span text:style-name="T2">(max </text:span><text:span text:style-name="T3">250 caracteres</text:span><text:span text:style-name="T2">)</text:span></text:p>
          </table:table-cell>
        </table:table-row>
        <table:table-row table:style-name="TableLine2135057136592">
          <table:table-cell table:style-name="Tabela2.A2" office:value-type="string">
            <text:p text:style-name="P14">Determinar o comportamento reológico de três amostras de fluidos. Categorizaras amostras de acordo com a classificação de fluidos não-newtonianos. Construir acurva de tensão de cisalhamento em função da taxa de deformação e estimar osparâmetros reológicos de acordo com o modelo de Herschel-Bulkley.</text:p>
            <text:p text:style-name="P14"/>
            <text:p text:style-name="P13"/>
          </table:table-cell>
        </table:table-row>
      </table:table>
      <text:p text:style-name="P3"/>
      <table:table table:name="Tabela3" table:style-name="Tabela3">
        <table:table-column table:style-name="Tabela3.A"/>
        <table:table-row table:style-name="TableLine2135057137744">
          <table:table-cell table:style-name="Tabela3.A1" office:value-type="string">
            <text:p text:style-name="P7">03) Descreva quais <text:span text:style-name="T1">variáveis são medidas durante o experimento e como elas se relacionam com a propriedade avaliada (tensão de cisalhamento em função da taxa de deformação) </text:span><text:span text:style-name="T4">(max 500 caracteres)</text:span></text:p>
          </table:table-cell>
        </table:table-row>
        <table:table-row table:style-name="TableLine2135057139184">
          <table:table-cell table:style-name="Tabela3.A2" office:value-type="string">
            <text:p text:style-name="P16">Massa: É traduzida em força e <text:span text:style-name="T15">por consequência da mecânica do aparato,</text:span> em tensão de cisalhamento durante o experimento.</text:p>
            <text:p text:style-name="P17">Rotações: <text:span text:style-name="T15">Relaciona a parte da distância, ou seja, deformação da taxa de deformação.</text:span></text:p>
            <text:p text:style-name="P18">Tempo: A parte do tempo da taxa de deformação.</text:p>
            <text:p text:style-name="P8"/>
            <text:p text:style-name="P8"/>
            <text:p text:style-name="P13"/>
            <text:p text:style-name="P13"/>
            <text:p text:style-name="P13"/>
            <text:p text:style-name="P8"/>
            <text:p text:style-name="P13"/>
            <text:p text:style-name="P13"/>
            <text:p text:style-name="P13"><text:soft-page-break/></text:p>
            <text:p text:style-name="P13"/>
            <text:p text:style-name="P13"/>
          </table:table-cell>
        </table:table-row>
      </table:table>
      <table:table table:name="Tabela4" table:style-name="Tabela4">
        <table:table-column table:style-name="Tabela4.A"/>
        <table:table-row table:style-name="TableLine2134996118144">
          <table:table-cell table:style-name="Tabela4.A1" office:value-type="string">
            <text:p text:style-name="P9">04) Para os dados relacionados com <text:span text:style-name="T11">as três amostras</text:span>, apresente o gráfico obtido para a <text:span text:style-name="T11">tensão de cisalhamento em função da taxa de deformação (pode ser no mesmo gráfico ou em gráficos separados)</text:span>. <text:span text:style-name="T12">No mesmo gráfico, construa a curva obtida com o modelo de Herschel-Bulkley utilizando os parâmetros determinados para cada amostra (Obs.: é usual apresentar os dados experimentais na forma de pontos e a curva ajustada como uma linha contínua).</text:span></text:p>
          </table:table-cell>
        </table:table-row>
        <table:table-row table:style-name="TableLine2135352193392">
          <table:table-cell table:style-name="Tabela4.A2" office:value-type="string">
            <text:p text:style-name="P13"><text:s/><text:span text:style-name="T16">Utilizando a = 7 g.</text:span></text:p>
            <text:p text:style-name="P13"/>
            <text:p text:style-name="P13"><draw:frame draw:style-name="fr2" draw:name="Objeto1" text:anchor-type="char" svg:width="14.483cm" svg:height="8.527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13"/>
            <text:p text:style-name="P13"><draw:frame draw:style-name="fr2" draw:name="Objeto2" text:anchor-type="char" svg:width="13.145cm" svg:height="7.394cm" draw:z-index="1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text:soft-page-break/></text:p>
            <text:p text:style-name="P13"/>
            <text:p text:style-name="P13"><draw:frame draw:style-name="fr2" draw:name="Objeto3" text:anchor-type="char" svg:width="14.483cm" svg:height="8.527cm" draw:z-index="2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3"/>
      <table:table table:name="Tabela5" table:style-name="Tabela5">
        <table:table-column table:style-name="Tabela5.A"/>
        <table:table-row table:style-name="TableLine2135352193968">
          <table:table-cell table:style-name="Tabela5.A1" office:value-type="string">
            <text:p text:style-name="P10">0<text:span text:style-name="T8">5</text:span>) <text:s/><text:span text:style-name="T11">Apresente os coeficientes obtidos para cada uma das amostras de acordo com o modelo de Herschel-Bulkley e classifique a amostra dentro das categorias vistas (pseudoplástico, dilatante, newtoniano, etc.)</text:span></text:p>
          </table:table-cell>
        </table:table-row>
        <table:table-row table:style-name="TableLine2135352192240">
          <table:table-cell table:style-name="Tabela5.A2" office:value-type="string">
            <text:p text:style-name="P19">Tomando ln dos dados anteriores:</text:p>
            <text:p text:style-name="P15"/>
            <text:p text:style-name="P15"><draw:frame draw:style-name="fr1" draw:name="Objeto4" text:anchor-type="char" svg:width="14.483cm" svg:height="8.527cm" draw:z-index="5"><draw:object xlink:href="./Object 4" xlink:type="simple" xlink:show="embed" xlink:actuate="onLoad"/><draw:image xlink:href="./ObjectReplacements/Object 4" xlink:type="simple" xlink:show="embed" xlink:actuate="onLoad"/></draw:frame><text:soft-page-break/></text:p>
            <text:p text:style-name="P19"><text:s text:c="5"/>Como n&gt;1, assim o sistema amido + água é dilatante.</text:p>
            <text:p text:style-name="P15"/>
            <text:p text:style-name="P15"/>
            <text:p text:style-name="P15"><draw:frame draw:style-name="fr1" draw:name="Objeto5" text:anchor-type="char" svg:width="13.134cm" svg:height="7.863cm" draw:z-index="4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9"/>
            <text:p text:style-name="P19"><text:s text:c="7"/>Neste caso n é próximo o suficiente para o fluído ser considerado Newtoniano.</text:p>
            <text:p text:style-name="P15"/>
            <text:p text:style-name="P15"/>
            <text:p text:style-name="P15"><draw:frame draw:style-name="fr1" draw:name="Objeto6" text:anchor-type="char" svg:width="14.483cm" svg:height="8.527cm" draw:z-index="3"><draw:object xlink:href="./Object 6" xlink:type="simple" xlink:show="embed" xlink:actuate="onLoad"/><draw:image xlink:href="./ObjectReplacements/Object 6" xlink:type="simple" xlink:show="embed" xlink:actuate="onLoad"/></draw:frame><text:soft-page-break/><text:s text:c="10"/><text:span text:style-name="T17">Aqui n &lt; 1 mas ainda aproximadamente Newtoniano. </text:span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4"/>
      <table:table table:name="Tabela6" table:style-name="Tabela6">
        <table:table-column table:style-name="Tabela6.A"/>
        <table:table-row table:style-name="TableLine2135731504736">
          <table:table-cell table:style-name="Tabela6.A1" office:value-type="string">
            <text:p text:style-name="P11">06) <text:span text:style-name="T9">Você considera que os resultados estão de acordo com o esperado fisicamente? Desprezando possíveis erros de medição experimental, os resultados posuem uma boa confiabilidade? Utilize este espaço para discutir estes e outros aspectos que considerarem relavente sobre os resultados. </text:span><text:span text:style-name="T5">(max 1000 caracteres)</text:span></text:p>
          </table:table-cell>
        </table:table-row>
        <table:table-row table:style-name="TableLine2135731501856">
          <table:table-cell table:style-name="Tabela6.A2" office:value-type="string">
            <text:p text:style-name="P20"><text:span text:style-name="T19">Não, em partes. As medições previram, mesmo contabilizando os pontos estranhos, que água + amido é um sistema de fluído dilatante, e que a glicerina se comporta como fluído Newtoniano, mas a c</text:span>arboximetilcelulose <text:span text:style-name="T18">trata-se de um fluído pseudoplásico. O erro pode ter ocorrido na coleta de dados, equipamento e calibração, ou no tratamento no fator de correção a, não foi encontrado um a ideal.</text:span></text:p>
            <text:p text:style-name="P20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9T13:28:10.027000000</meta:creation-date>
    <dc:date>2023-02-09T00:23:06.476000000</dc:date>
    <meta:editing-duration>PT1H56M31S</meta:editing-duration>
    <meta:editing-cycles>28</meta:editing-cycles>
    <meta:generator>LibreOffice/7.3.4.2$Windows_X86_64 LibreOffice_project/728fec16bd5f605073805c3c9e7c4212a0120dc5</meta:generator>
    <dc:creator>Luiz Dembicki</dc:creator>
    <meta:document-statistic meta:table-count="6" meta:image-count="0" meta:object-count="6" meta:page-count="5" meta:paragraph-count="19" meta:word-count="408" meta:character-count="2728" meta:non-whitespace-character-count="231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1" style:family="chart" style:data-style-name="N2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483cm" svg:height="8.526cm" xlink:href="." xlink:type="simple" chart:class="chart:scatter" chart:style-name="ch1">
        <chart:title svg:x="5.769cm" svg:y="0.306cm" chart:style-name="ch2">
          <text:p>Amido + Água</text:p>
        </chart:title>
        <chart:plot-area chart:style-name="ch3" chart:data-source-has-labels="both" svg:x="0.903cm" svg:y="0.978cm" svg:width="11.984cm" svg:height="6.378cm">
          <chart:coordinate-region svg:x="1.631cm" svg:y="1.178cm" svg:width="11.017cm" svg:height="5.531cm"/>
          <chart:axis chart:dimension="x" chart:name="primary-x" chart:style-name="ch4" chartooo:axis-type="auto">
            <chart:title svg:x="6.441cm" svg:y="7.526cm" chart:style-name="ch5">
              <text:p>du/dy</text:p>
            </chart:title>
            <chart:categories table:cell-range-address="local-table.$A$2:.$A$7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054cm" svg:y="4.595cm" chart:style-name="ch8">
              <text:p>τ(Pa)</text:p>
            </chart:title>
            <chart:grid chart:style-name="ch6" chart:class="major"/>
            <chart:grid chart:style-name="ch7" chart:class="min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regression-curve chart:style-name="ch10">
              <chart:equation chart:display-equation="true" chart:display-r-square="false" svg:x="8.782cm" svg:y="3.237cm" chart:style-name="ch11"/>
            </chart:regression-curve>
            <chart:data-point chart:repeated="2"/>
            <chart:data-point chart:style-name="ch1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 1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917567686053">
                <text:p>3.6917567686053</text:p>
              </table:table-cell>
              <table:table-cell office:value-type="float" office:value="1.1201323">
                <text:p>1.12013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895365010993">
                <text:p>3.5895365010993</text:p>
              </table:table-cell>
              <table:table-cell office:value-type="float" office:value="1.5083572">
                <text:p>1.5083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9959304476508">
                <text:p>3.69959304476508</text:p>
              </table:table-cell>
              <table:table-cell office:value-type="float" office:value="1.6884784">
                <text:p>1.6884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3214918032063">
                <text:p>3.53214918032063</text:p>
              </table:table-cell>
              <table:table-cell office:value-type="float" office:value="1.6832263">
                <text:p>1.68322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0098679994874">
                <text:p>4.10098679994874</text:p>
              </table:table-cell>
              <table:table-cell office:value-type="float" office:value="2.2426467">
                <text:p>2.2426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0884579183786">
                <text:p>4.50884579183786</text:p>
              </table:table-cell>
              <table:table-cell office:value-type="float" office:value="2.6311586">
                <text:p>2.6311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144cm" svg:height="7.393cm" xlink:href="." xlink:type="simple" chart:class="chart:scatter" chart:style-name="ch1">
        <chart:title svg:x="5.602cm" svg:y="0.283cm" chart:style-name="ch2">
          <text:p>Glicerina</text:p>
        </chart:title>
        <chart:plot-area chart:style-name="ch3" chart:data-source-has-labels="both" svg:x="0.69cm" svg:y="0.156cm" svg:width="10.663cm" svg:height="6.708cm">
          <chart:coordinate-region svg:x="1.417cm" svg:y="0.355cm" svg:width="9.749cm" svg:height="5.862cm"/>
          <chart:axis chart:dimension="x" chart:name="primary-x" chart:style-name="ch4" chartooo:axis-type="auto">
            <chart:title svg:x="5.567cm" svg:y="6.833cm" chart:style-name="ch5">
              <text:p>du/dy</text:p>
            </chart:title>
            <chart:categories table:cell-range-address="local-table.$A$2:.$A$7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85cm" svg:y="3.751cm" chart:style-name="ch8">
              <text:p>τ(Pa)</text:p>
            </chart:title>
            <chart:grid chart:style-name="ch6" chart:class="major"/>
            <chart:grid chart:style-name="ch7" chart:class="min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regression-curve chart:style-name="ch10">
              <chart:equation chart:display-equation="true" chart:display-r-square="false" svg:x="7.719cm" svg:y="2.458cm" chart:style-name="ch11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 1</text:p>
              </table:table-cell>
              <table:table-cell office:value-type="string">
                <text:p>Colu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98720468142714">
                <text:p>6.98720468142714</text:p>
              </table:table-cell>
              <table:table-cell office:value-type="float" office:value="0.3605294">
                <text:p>0.36052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3422086115719">
                <text:p>11.3422086115719</text:p>
              </table:table-cell>
              <table:table-cell office:value-type="float" office:value="0.5743731">
                <text:p>0.574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2233756247597">
                <text:p>19.2233756247597</text:p>
              </table:table-cell>
              <table:table-cell office:value-type="float" office:value="1.1201323">
                <text:p>1.1201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2072137496974">
                <text:p>24.2072137496974</text:p>
              </table:table-cell>
              <table:table-cell office:value-type="float" office:value="1.5086442">
                <text:p>1.5086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187436577302">
                <text:p>26.187436577302</text:p>
              </table:table-cell>
              <table:table-cell office:value-type="float" office:value="1.6838577">
                <text:p>1.6838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1710190802778">
                <text:p>35.1710190802778</text:p>
              </table:table-cell>
              <table:table-cell office:value-type="float" office:value="2.0723696">
                <text:p>2.0723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800080"/>
    </style:style>
    <style:style style:name="ch11" style:family="chart" style:data-style-name="N2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483cm" svg:height="8.526cm" xlink:href="." xlink:type="simple" chart:class="chart:scatter" chart:style-name="ch1">
        <chart:title svg:x="6.655cm" svg:y="0.306cm" chart:style-name="ch2">
          <text:p>CMC</text:p>
        </chart:title>
        <chart:plot-area chart:style-name="ch3" chart:data-source-has-labels="both" svg:x="0.904cm" svg:y="0.979cm" svg:width="11.93cm" svg:height="6.377cm">
          <chart:coordinate-region svg:x="1.631cm" svg:y="1.178cm" svg:width="11.017cm" svg:height="5.531cm"/>
          <chart:axis chart:dimension="x" chart:name="primary-x" chart:style-name="ch4" chartooo:axis-type="auto">
            <chart:title svg:x="6.415cm" svg:y="7.526cm" chart:style-name="ch5">
              <text:p>du/dy</text:p>
            </chart:title>
            <chart:categories table:cell-range-address="local-table.$A$2:.$A$7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055cm" svg:y="4.595cm" chart:style-name="ch8">
              <text:p>τ(Pa)</text:p>
            </chart:title>
            <chart:grid chart:style-name="ch6" chart:class="major"/>
            <chart:grid chart:style-name="ch7" chart:class="min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regression-curve chart:style-name="ch10">
              <chart:equation chart:display-equation="true" chart:display-r-square="false" svg:x="4.022cm" svg:y="1.554cm" chart:style-name="ch11"/>
            </chart:regression-curve>
            <chart:data-point chart:repeated="2"/>
            <chart:data-point chart:style-name="ch1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 1</text:p>
              </table:table-cell>
              <table:table-cell office:value-type="string">
                <text:p>Coluna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334896850456">
                <text:p>2.4334896850456</text:p>
              </table:table-cell>
              <table:table-cell office:value-type="float" office:value="0.3605294">
                <text:p>0.36052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9755807059243">
                <text:p>4.19755807059243</text:p>
              </table:table-cell>
              <table:table-cell office:value-type="float" office:value="0.5743731">
                <text:p>0.574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2722882256351">
                <text:p>7.72722882256351</text:p>
              </table:table-cell>
              <table:table-cell office:value-type="float" office:value="1.1201323">
                <text:p>1.1201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2044817927171">
                <text:p>11.2044817927171</text:p>
              </table:table-cell>
              <table:table-cell office:value-type="float" office:value="1.5086442">
                <text:p>1.5086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3668655868144">
                <text:p>11.3668655868144</text:p>
              </table:table-cell>
              <table:table-cell office:value-type="float" office:value="1.6832263">
                <text:p>1.6832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2602495543672">
                <text:p>14.2602495543672</text:p>
              </table:table-cell>
              <table:table-cell office:value-type="float" office:value="2.0769903">
                <text:p>2.07699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1" style:family="chart" style:data-style-name="N2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483cm" svg:height="8.526cm" xlink:href="." xlink:type="simple" chart:class="chart:scatter" chart:style-name="ch1">
        <chart:title svg:x="5.769cm" svg:y="0.306cm" chart:style-name="ch2">
          <text:p>Amido + Água</text:p>
        </chart:title>
        <chart:plot-area chart:style-name="ch3" chart:data-source-has-labels="both" svg:x="0.904cm" svg:y="0.978cm" svg:width="12.076cm" svg:height="6.378cm">
          <chart:coordinate-region svg:x="1.631cm" svg:y="1.178cm" svg:width="11.017cm" svg:height="5.531cm"/>
          <chart:axis chart:dimension="x" chart:name="primary-x" chart:style-name="ch4" chartooo:axis-type="auto">
            <chart:title svg:x="6.488cm" svg:y="7.526cm" chart:style-name="ch5">
              <text:p>du/dy</text:p>
            </chart:title>
            <chart:categories table:cell-range-address="local-table.$A$2:.$A$7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055cm" svg:y="4.595cm" chart:style-name="ch8">
              <text:p>τ(Pa)</text:p>
            </chart:title>
            <chart:grid chart:style-name="ch6" chart:class="major"/>
            <chart:grid chart:style-name="ch7" chart:class="min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regression-curve chart:style-name="ch10">
              <chart:equation chart:display-equation="true" chart:display-r-square="false" svg:x="8.782cm" svg:y="3.237cm" chart:style-name="ch11"/>
            </chart:regression-curve>
            <chart:data-point chart:repeated="2"/>
            <chart:data-point chart:style-name="ch1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 1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0610243381093">
                <text:p>1.30610243381093</text:p>
              </table:table-cell>
              <table:table-cell office:value-type="float" office:value="0.113446803330795">
                <text:p>0.1134468033307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780230858361">
                <text:p>1.2780230858361</text:p>
              </table:table-cell>
              <table:table-cell office:value-type="float" office:value="0.411021111563014">
                <text:p>0.411021111563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0822282569974">
                <text:p>1.30822282569974</text:p>
              </table:table-cell>
              <table:table-cell office:value-type="float" office:value="0.523827768342354">
                <text:p>0.523827768342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6190651863364">
                <text:p>1.26190651863364</text:p>
              </table:table-cell>
              <table:table-cell office:value-type="float" office:value="0.520712368439185">
                <text:p>0.520712368439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112276276651">
                <text:p>1.4112276276651</text:p>
              </table:table-cell>
              <table:table-cell office:value-type="float" office:value="0.807656730871347">
                <text:p>0.807656730871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60411987738">
                <text:p>1.5060411987738</text:p>
              </table:table-cell>
              <table:table-cell office:value-type="float" office:value="0.967424281503191">
                <text:p>0.9674242815031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133cm" svg:height="7.863cm" xlink:href="." xlink:type="simple" chart:class="chart:scatter" chart:style-name="ch1">
        <chart:title svg:x="5.596cm" svg:y="0.293cm" chart:style-name="ch2">
          <text:p>Glicerina</text:p>
        </chart:title>
        <chart:plot-area chart:style-name="ch3" chart:data-source-has-labels="both" svg:x="0.581cm" svg:y="0.179cm" svg:width="10.812cm" svg:height="6.632cm">
          <chart:coordinate-region svg:x="1.414cm" svg:y="0.378cm" svg:width="9.74cm" svg:height="6.234cm"/>
          <chart:axis chart:dimension="x" chart:name="primary-x" chart:style-name="ch4" chartooo:axis-type="auto">
            <chart:title svg:x="5.533cm" svg:y="6.968cm" chart:style-name="ch5">
              <text:p>du/dy</text:p>
            </chart:title>
            <chart:categories table:cell-range-address="local-table.$A$2:.$A$7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83cm" svg:y="3.989cm" chart:style-name="ch8">
              <text:p>τ(Pa)</text:p>
            </chart:title>
            <chart:grid chart:style-name="ch6" chart:class="major"/>
            <chart:grid chart:style-name="ch7" chart:class="min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regression-curve chart:style-name="ch10">
              <chart:equation chart:display-equation="true" chart:display-r-square="false" svg:x="3.481cm" svg:y="1.264cm" chart:style-name="ch11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 1</text:p>
              </table:table-cell>
              <table:table-cell office:value-type="string">
                <text:p>Colu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4408057374938">
                <text:p>1.94408057374938</text:p>
              </table:table-cell>
              <table:table-cell office:value-type="float" office:value="-1.02018177218437">
                <text:p>-1.0201817721843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2853104226098">
                <text:p>2.42853104226098</text:p>
              </table:table-cell>
              <table:table-cell office:value-type="float" office:value="-0.554476093821073">
                <text:p>-0.554476093821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5612701896163">
                <text:p>2.95612701896163</text:p>
              </table:table-cell>
              <table:table-cell office:value-type="float" office:value="0.113446803330795">
                <text:p>0.113446803330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8665067757346">
                <text:p>3.18665067757346</text:p>
              </table:table-cell>
              <table:table-cell office:value-type="float" office:value="0.41121136669572">
                <text:p>0.41121136669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6527977581029">
                <text:p>3.26527977581029</text:p>
              </table:table-cell>
              <table:table-cell office:value-type="float" office:value="0.52108741106206">
                <text:p>0.52108741106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6022242190567">
                <text:p>3.56022242190567</text:p>
              </table:table-cell>
              <table:table-cell office:value-type="float" office:value="0.728692686868084">
                <text:p>0.7286926868680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800080"/>
    </style:style>
    <style:style style:name="ch11" style:family="chart" style:data-style-name="N2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483cm" svg:height="8.526cm" xlink:href="." xlink:type="simple" chart:class="chart:scatter" chart:style-name="ch1">
        <chart:title svg:x="6.655cm" svg:y="0.306cm" chart:style-name="ch2">
          <text:p>CMC</text:p>
        </chart:title>
        <chart:plot-area chart:style-name="ch3" chart:data-source-has-labels="both" svg:x="0.798cm" svg:y="0.979cm" svg:width="12.089cm" svg:height="5.929cm">
          <chart:coordinate-region svg:x="1.631cm" svg:y="1.178cm" svg:width="11.017cm" svg:height="5.531cm"/>
          <chart:axis chart:dimension="x" chart:name="primary-x" chart:style-name="ch4" chartooo:axis-type="auto">
            <chart:title svg:x="6.388cm" svg:y="7.078cm" chart:style-name="ch5">
              <text:p>du/dy</text:p>
            </chart:title>
            <chart:categories table:cell-range-address="local-table.$A$2:.$A$7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cm" svg:y="4.371cm" chart:style-name="ch8">
              <text:p>τ(Pa)</text:p>
            </chart:title>
            <chart:grid chart:style-name="ch6" chart:class="major"/>
            <chart:grid chart:style-name="ch7" chart:class="min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regression-curve chart:style-name="ch10">
              <chart:equation chart:display-equation="true" chart:display-r-square="false" svg:x="4.022cm" svg:y="1.554cm" chart:style-name="ch11"/>
            </chart:regression-curve>
            <chart:data-point chart:repeated="2"/>
            <chart:data-point chart:style-name="ch1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 1</text:p>
              </table:table-cell>
              <table:table-cell office:value-type="string">
                <text:p>Coluna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9326311550355">
                <text:p>0.889326311550355</text:p>
              </table:table-cell>
              <table:table-cell office:value-type="float" office:value="-1.02018177218437">
                <text:p>-1.0201817721843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3450294444025">
                <text:p>1.43450294444025</text:p>
              </table:table-cell>
              <table:table-cell office:value-type="float" office:value="-0.554476093821073">
                <text:p>-0.554476093821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475030188991">
                <text:p>2.04475030188991</text:p>
              </table:table-cell>
              <table:table-cell office:value-type="float" office:value="0.113446803330795">
                <text:p>0.113446803330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1631385832239">
                <text:p>2.41631385832239</text:p>
              </table:table-cell>
              <table:table-cell office:value-type="float" office:value="0.41121136669572">
                <text:p>0.41121136669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3070259577449">
                <text:p>2.43070259577449</text:p>
              </table:table-cell>
              <table:table-cell office:value-type="float" office:value="0.520712368439185">
                <text:p>0.520712368439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5747591513928">
                <text:p>2.65747591513928</text:p>
              </table:table-cell>
              <table:table-cell office:value-type="float" office:value="0.73091987468567">
                <text:p>0.730919874685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